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5.6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Bolted electronic covers work pretty well however water proofing them would be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ucks that don’t flare out causes it to be very stuck to the sheet of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e careful to clean any dust before forming PET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PETG generally doesn’t have to be dri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21:18:23.95814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0-30T21:22:29.584873800</dc:date>
    <meta:editing-duration>PT19H31M57S</meta:editing-duration>
    <meta:editing-cycles>41</meta:editing-cycles>
    <meta:generator>LibreOffice/25.2.6.2$Windows_X86_64 LibreOffice_project/729c5bfe710f5eb71ed3bbde9e06a6065e9c6c5d</meta:generator>
    <meta:document-statistic meta:table-count="1" meta:cell-count="114" meta:object-count="0"/>
  </office:meta>
</office:document-meta>
</file>